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1-15">15.01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/></text:p>
              </text:list-item>
              <text:list-item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/></text:p>
              </text:list-item>
              <text:list-item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/></text:p>
              </text:list-item>
              <text:list-item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1-15">15.01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4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1-15">15.01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1-15">15.01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1-15">15.01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1-15">15.01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1-15">15.01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1-15">15.01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04</meta:editing-cycles>
    <meta:print-date>2020-09-28T07:56:54</meta:print-date>
    <meta:creation-date>2020-11-11T09:16:24</meta:creation-date>
    <dc:date>2024-01-15T09:15:17.526000000</dc:date>
    <meta:editing-duration>PT11H3M1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